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writing-mode="lr-tb"/>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200%" fo:text-align="start" style:justify-single-word="false" style:writing-mode="lr-tb"/>
      <style:text-properties style:text-underline-style="solid" style:text-underline-width="auto" style:text-underline-color="font-color" fo:font-weight="bold" style:font-weight-asian="bold" style:font-weight-complex="bold"/>
    </style:style>
    <style:style style:name="T1" style:family="text">
      <style:text-properties fo:language="en" fo:country="US"/>
    </style:style>
    <style:style style:name="T2" style:family="text">
      <style:text-properties fo:language="en" fo:country="US" style:text-underline-style="none" fo:font-weight="normal" style:font-weight-asian="normal"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text:span text:style-name="T1">yrostasis Resurrection</text:span></text:p>
      <text:p text:style-name="P2"><text:span text:style-name="T1">Part XVIII – The Plunge Into Chaos</text:span></text:p>
      <text:p text:style-name="P3"><text:span text:style-name="T2"><text:tab/>Ophelia and Kacey just got off the watch tower duty after nearly eight hours when they almost didn't talk to one another, because it was their who knows how much shifts they had on the tower.</text:span></text:p>
      <text:p text:style-name="P3"><text:span text:style-name="T2"><text:tab/>“It's 8:00 a.m.” <text:s/>Kacey stated.</text:span></text:p>
      <text:p text:style-name="P3"><text:span text:style-name="T2"><text:tab/>“I know, finally some sleep...” as Ophelia yawned they overheard at the base's speaker system: “All soldiers report to the docks...”</text:span></text:p>
      <text:p text:style-name="P3"><text:span text:style-name="T2"><text:tab/>“It must be a drill.” Ophelia mumbled in a near death tiresomeness.</text:span></text:p>
      <text:p text:style-name="P3"><text:span text:style-name="T2"><text:tab/>“...I repeat, this is not a drill, permission to use MBHD is granted.”</text:span></text:p>
      <text:p text:style-name="P3"><text:span text:style-name="T2"><text:tab/>“MBHD...?” Kacey asked.</text:span></text:p>
      <text:p text:style-name="P3"><text:span text:style-name="T2"><text:tab/>“Yep, Miniature Black Hole Device, they almost always forbid the use of teleporters in the base, this is some real shit, this deal...” Ophelia said in a serious tone as the Adrenaline hormone kicked in. They took out of their suits a tiny green marble that splitted eight ways around them. Scanned them with improved green laser beam. Disintegrated them and moved them into the dock arena through a Centipede-tunnel in the space-time continuum about 2 km, through a retrans router since those Centipede-tunnels, unlike wormholes can only reach 1 km with the MBHD own power source. </text:span></text:p>
      <text:p text:style-name="P3"><text:span text:style-name="T2"><text:tab/>“Get on your designated dropships: Alpha thru Delta will use the Daedalus, and Echo thru Golf will board the Ozymandias.” In the dropship on the way to the mother ship, Ophelia wanted to sleep but couldn't with the Adrenaline rush, that activated her sympathetic system and inhibited the parasympathetic system.</text:span></text:p>
      <text:p text:style-name="P3"><text:span text:style-name="T2"><text:tab/>“What's up, Kacey?” It was her squad leader Drake Hicks.</text:span></text:p>
      <text:p text:style-name="P3"><text:span text:style-name="T2"><text:tab/>“Fine, what's up, Drake?”</text:span></text:p>
      <text:p text:style-name="P3"><text:span text:style-name="T2"><text:tab/>“Good, other that we're here. How you doing, Gomez?”</text:span></text:p>
      <text:p text:style-name="P3"><text:soft-page-break/><text:span text:style-name="T2"><text:tab/>“Muy buen, what a good day to be a marksman, huh?”</text:span></text:p>
      <text:p text:style-name="P3"><text:span text:style-name="T2"><text:tab/>“What are you complaining, check out how grim Mustafa and Jacques look like, knowing their marksman is a woman...”</text:span></text:p>
      <text:p text:style-name="P3"><text:span text:style-name="T2"><text:tab/>“Shut the fuck up, Hicks!!!” Ophelia shouted at him.</text:span></text:p>
      <text:p text:style-name="P3"><text:span text:style-name="T2"><text:tab/>“What is your DKP ratio?”</text:span></text:p>
      <text:p text:style-name="P3"><text:span text:style-name="T2"><text:tab/>“I'm not going to tell you on the brink of war, how much money I have...”</text:span></text:p>
      <text:p text:style-name="P3"><text:span text:style-name="T2"><text:tab/>“I'm not asking how much money you got, who needs it if we get nearly everything for free in the army, I asked about your DKP ratio, you know? Your Death Kill Percentage ratio, what is it?”</text:span></text:p>
      <text:p text:style-name="P3"><text:span text:style-name="T2"><text:tab/>“Two to one.”</text:span></text:p>
      <text:p text:style-name="P3"><text:span text:style-name="T2"><text:tab/>“So you kill two for every time you die?”</text:span></text:p>
      <text:p text:style-name="P3"><text:span text:style-name="T2"><text:tab/>“No, it's the other way around, I die twice for every dragoon I waste, but I have 75% head shots rate.”</text:span></text:p>
      <text:p text:style-name="P3"><text:span text:style-name="T2"><text:tab/>“Great ratio, good head shots rate, mine maybe 50% but my ratio is one to three: One death for every three dragoons I kill. You sucks, Summer.”</text:span></text:p>
      <text:p text:style-name="P3"><text:span text:style-name="T2"><text:tab/>“Go dip yourself in battery acid, you fool.”</text:span></text:p>
      <text:p text:style-name="P3"><text:span text:style-name="T2"><text:tab/>“Burn in hell, day-dreaming bitch.”</text:span></text:p>
      <text:p text:style-name="P3"><text:span text:style-name="T2"><text:tab/>“F.U.”</text:span></text:p>
      <text:p text:style-name="P3"><text:span text:style-name="T2"><text:tab/>“U. 2.”</text:span></text:p>
      <text:p text:style-name="P3"><text:span text:style-name="T2"><text:tab/>“Leave me alone, Hicks.”</text:span></text:p>
      <text:p text:style-name="P3"><text:span text:style-name="T2"><text:tab/>“Did you know they used to have female pilots?”</text:span></text:p>
      <text:p text:style-name="P3"><text:span text:style-name="T2"><text:tab/>“What happened?”</text:span></text:p>
      <text:p text:style-name="P3"><text:span text:style-name="T2"><text:tab/>“They aced everything, flying, landing, taking of, target practice... You name it.”</text:span></text:p>
      <text:p text:style-name="P3"><text:span text:style-name="T2"><text:tab/>“Let me guess, it was the auto-pilot who aced them, right?”</text:span></text:p>
      <text:p text:style-name="P3"><text:span text:style-name="T2"><text:tab/>“No, it's not one of those auto-pilot jokes, I'm telling you the truth about it, so you can take it to the fem-hounds session and complain.”</text:span></text:p>
      <text:p text:style-name="P3"><text:span text:style-name="T2"><text:tab/>“I'm not a member, but Kacey is, so tell her.”</text:span></text:p>
      <text:p text:style-name="P3"><text:soft-page-break/><text:span text:style-name="T2"><text:tab/>“I'm all ears.” Kacey said.</text:span></text:p>
      <text:p text:style-name="P3"><text:span text:style-name="T2"><text:tab/>“It was their reverse parking skills, there was also a strange phenomena that the bigger the breasts a female pilot used to have, the closer she would adjust her seat next to the control panels, and maybe there is a correlation but probably not, but every time that a female pilot would try to park in reverse, some kind of disaster always occurred. Usually it was just the landing gear itself that got damaged, but sometimes lives were lost, and it all ended when a female pilot ran over her commanding officer.”</text:span></text:p>
      <text:p text:style-name="P3"><text:span text:style-name="T2"><text:tab/>“Bullshit!!!” Both Ophelia and Kacey cried out simultaneously.</text:span></text:p>
      <text:p text:style-name="P3"><text:span text:style-name="T2"><text:tab/>“Why? Do you think you could become pilots?” Gomez asked them.</text:span></text:p>
      <text:p text:style-name="P3"><text:span text:style-name="T2"><text:tab/>“”Maybe.” Ophelia replied.</text:span></text:p>
      <text:p text:style-name="P3"><text:span text:style-name="T2"><text:tab/>“I never tried it myself, except on hover-crafts but I can attest for myself being a bad driver and bad at reverse parking, but this does not condone the entire gender of mine to such skillfulness or lack of it.”</text:span></text:p>
      <text:p text:style-name="P3"><text:span text:style-name="T2"><text:tab/>“Don't worry, it could be worse, you could have gotten two recessive genes in the x chromosomes, regarding the colour blindness trait. By the way, aren't you supposed to be blonde, coming from a a Dane and a Swede heritage?” Hicks told Kacey and then asked Ophelia.</text:span></text:p>
      <text:p text:style-name="P3"><text:span text:style-name="T2"><text:tab/>“I'm heterozygotic about my hair colour, while you took the recessive trait here, you blonde football.”</text:span></text:p>
      <text:p text:style-name="P3"><text:span text:style-name="T2"><text:tab/>“Watch your tongue, Summer, the commodore might be spying on us, especially on you, the only female marksman, and surprise, surprise, she's sedated on drugs to avoid her day-dreaming capabilities which are extremely helpful in combat.”</text:span></text:p>
      <text:p text:style-name="P3"><text:span text:style-name="T2"><text:tab/>“Shut it, just shut it!!!” She raised her B-56 while everyone else lifted their own, but everybody was pointed their guns at her. She returned the gun to the stock position. After a minute or two everyone else did the same.”</text:span></text:p>
      <text:p text:style-name="P3"><text:span text:style-name="T2"><text:tab/>“F.U. Suicidal bitch.”</text:span></text:p>
      <text:p text:style-name="P3"><text:span text:style-name="T2"><text:tab/>“Screw this shit, don't talk to me ever again, I'm a ghost to you, as you are to me.” Ophelia </text:span><text:soft-page-break/><text:span text:style-name="T2">took an embryonic posture for the rest of the trip on the verge of crying with many tears running down her cheeks.</text:span></text:p>
      <text:p text:style-name="P3"><text:span text:style-name="T2"><text:tab/>Kacey kicked him and signaled him telepathically “Now, look what you've done, prick...”</text:span></text:p>
      <text:p text:style-name="P3"><text:span text:style-name="T2"><text:tab/>“She had it coming, since years ago.” was his reply. Ophelia transformed into her wolf form to avoid the tearing from her eyes to be noticed, even that it was too late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9-06-21T02:36:56.79</meta:creation-date>
    <dc:date>2009-06-21T03:54:04.71</dc:date>
    <dc:creator>OoZooL Obliterator</dc:creator>
    <meta:editing-duration>PT01H17M14S</meta:editing-duration>
    <meta:editing-cycles>5</meta:editing-cycles>
    <meta:generator>OpenOffice.org/3.1$Win32 OpenOffice.org_project/310m11$Build-9399</meta:generator>
    <meta:document-statistic meta:table-count="0" meta:image-count="0" meta:object-count="0" meta:page-count="4" meta:paragraph-count="48" meta:word-count="952" meta:character-count="5170"/>
  </office:meta>
</office:document-meta>
</file>